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893e6" officeooo:paragraph-rsid="000893e6"/>
    </style:style>
    <style:style style:name="P2" style:family="paragraph" style:parent-style-name="Standard">
      <style:text-properties officeooo:rsid="000893e6" officeooo:paragraph-rsid="000893e6"/>
    </style:style>
    <style:style style:name="P3" style:family="paragraph" style:parent-style-name="Standard">
      <style:text-properties officeooo:rsid="000893e6" officeooo:paragraph-rsid="000893e6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top" style:vertical-rel="baseline"/>
    </style:style>
    <style:style style:name="Ru1" style:family="ruby">
      <style:ruby-properties style:ruby-align="left" style:ruby-position="above"/>
    </style:style>
    <style:style style:name="gr1" style:family="graphic">
      <style:graphic-properties draw:textarea-horizontal-align="justify" draw:textarea-vertical-align="middle" draw:auto-grow-height="false" fo:min-height="0.476cm" fo:min-width="3.087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413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347cm" fo:min-width="1.9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88631712" text:id="ct88631712">
          <text:insertion>
            <office:change-info>
              <dc:creator>Unknown Author</dc:creator>
              <dc:date>2017-04-06T14:45:35</dc:date>
            </office:change-info>
          </text:insertion>
        </text:changed-region>
        <text:changed-region xml:id="ct88725952" text:id="ct88725952">
          <text:deletion>
            <office:change-info>
              <dc:creator>Unknown Author</dc:creator>
              <dc:date>2017-04-11T16:32:53</dc:date>
            </office:change-info>
            <text:p text:style-name="P1"><text:s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 <text:span text:style-name="T1"><text:s/></text:span><text:s/>X</text:p>
      <text:p text:style-name="P1">X <text:a xlink:type="simple" xlink:href="http://example.com/" text:style-name="Internet_20_link" text:visited-style-name="Visited_20_Internet_20_Link"><text:s/></text:a><text:s/>X</text:p>
      <text:p text:style-name="P1">X <text:ruby text:style-name="Ru1"><text:ruby-base><text:s/></text:ruby-base><text:ruby-text text:style-name="Rubies">foo</text:ruby-text></text:ruby><text:s/>X</text:p>
      <text:p text:style-name="P1">X <text:meta xml:id="id787958938"><text:s/></text:meta><text:s/>X</text:p>
      <text:p text:style-name="P1">X <text:meta-field xml:id="id1820790917"><text:s/></text:meta-field> X</text:p>
      <text:p text:style-name="P1"/>
      <text:p text:style-name="P1">X <draw:frame draw:style-name="fr1" draw:name="Frame1" text:anchor-type="as-char" svg:width="2cm" draw:z-index="0">
     <draw:text-box fo:min-height="0.499cm">
      <text:p text:style-name="Frame_20_contents"/>
     </draw:text-box>
    </draw:frame> X</text:p>
      <text:p text:style-name="Standard">X <draw:custom-shape text:anchor-type="as-char" svg:y="-0.487cm" draw:z-index="1" draw:name="Shape1" draw:style-name="gr1" svg:width="3.088cm" svg:height="0.477cm">
     <text:p/>
     <draw:enhanced-geometry svg:viewBox="0 0 21600 21600" draw:type="rectangle" draw:enhanced-path="M 0 0 L 21600 0 21600 21600 0 21600 0 0 Z N"/>
    </draw:custom-shape> X</text:p>
      <text:p text:style-name="P1">X <draw:custom-shape text:anchor-type="char" draw:z-index="2" draw:name="Shape3" draw:style-name="gr2" svg:width="1.92cm" svg:height="0.414cm" svg:x="1.334cm" svg:y="0.095cm">
     <text:p/>
     <draw:enhanced-geometry svg:viewBox="0 0 21600 21600" draw:type="rectangle" draw:enhanced-path="M 0 0 L 21600 0 21600 21600 0 21600 0 0 Z N"/>
    </draw:custom-shape> X</text:p>
      <text:p text:style-name="P1"><draw:custom-shape text:anchor-type="paragraph" draw:z-index="3" draw:name="Shape4" draw:style-name="gr3" svg:width="1.952cm" svg:height="0.348cm" svg:x="1.319cm" svg:y="0.171cm">
     <text:p/>
     <draw:enhanced-geometry svg:viewBox="0 0 21600 21600" draw:type="rectangle" draw:enhanced-path="M 0 0 L 21600 0 21600 21600 0 21600 0 0 Z N"/>
    </draw:custom-shape> X</text:p>
      <text:p text:style-name="P1">X <text:note text:id="ftn1" text:note-class="footnote"><text:note-citation>1</text:note-citation><text:note-body>
      <text:p text:style-name="Footnote"/></text:note-body></text:note> X</text:p>
      <text:p text:style-name="P1">X <text:page-number text:select-page="current">1</text:page-number> X</text:p>
      <text:p text:style-name="P1">X <office:annotation office:name="__Annotation__275_587280800">
     <dc:creator>Unknown Author</dc:creator>
     <dc:date>2017-04-11T16:35:59.804600545</dc:date>
     <text:p text:style-name="P4"><text:span text:style-name="T2"/></text:p>
    </office:annotation> <office:annotation-end office:name="__Annotation__275_587280800"/><text:s/>X</text:p>
      <text:p text:style-name="P1"/>
      <text:p text:style-name="P1">X <text:bookmark text:name="Bookmark Point"/><text:s/>X</text:p>
      <text:p text:style-name="P1">X <text:bookmark-start text:name="Bookmark Range"/><text:s/><text:bookmark-end text:name="Bookmark Range"/><text:s/>X</text:p>
      <text:p text:style-name="P1">X <text:change-start text:change-id="ct88631712"/><text:s/><text:change-end text:change-id="ct88631712"/><text:s/>X</text:p>
      <text:p text:style-name="P1">X <text:change text:change-id="ct88725952"/><text:s/>X</text:p>
      <text:p text:style-name="P1">X <text:reference-mark text:name="bar"/><text:s/>X</text:p>
      <text:p text:style-name="P1">X <text:reference-mark-start text:name="foo"/><text:s/><text:reference-mark-end text:name="foo"/><text:s/>X</text:p>
      <text:p text:style-name="P1">X <text:alphabetical-index-mark text:string-value="foo"/><text:s/>X</text:p>
      <text:p text:style-name="P1">X <text:alphabetical-index-mark-start text:id="IMark142188776"/><text:s/><text:alphabetical-index-mark-end text:id="IMark142188776"/><text:s/>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4:34:24.703033878</meta:creation-date>
    <dc:date>2017-04-11T16:36:16.895809613</dc:date>
    <meta:editing-duration>PT2H35M30S</meta:editing-duration>
    <meta:editing-cycles>8</meta:editing-cycles>
    <meta:generator>LibreOfficeDev/5.3.3.0.0$Linux_X86_64 LibreOffice_project/75c1af593e94c049972fd929c810a9b0be23cb20</meta:generator>
    <meta:document-statistic meta:table-count="0" meta:image-count="0" meta:object-count="0" meta:page-count="1" meta:paragraph-count="20" meta:word-count="41" meta:character-count="90" meta:non-whitespace-character-count="41"/>
  </office:meta>
</office:document-meta>
</file>